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4912" officeooo:paragraph-rsid="001c4912"/>
    </style:style>
    <style:style style:name="P2" style:family="paragraph" style:parent-style-name="Standard">
      <style:text-properties fo:font-weight="bold" officeooo:rsid="001c4912" officeooo:paragraph-rsid="001c4912" style:font-weight-asian="bold" style:font-weight-complex="bold"/>
    </style:style>
    <style:style style:name="P3" style:family="paragraph" style:parent-style-name="Standard">
      <style:text-properties fo:font-size="14pt" fo:font-weight="bold" officeooo:rsid="001c4912" officeooo:paragraph-rsid="001c4912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c4912" officeooo:paragraph-rsid="0023dcd5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23dcd5" officeooo:paragraph-rsid="0023dcd5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officeooo:rsid="00217aeb" officeooo:paragraph-rsid="0023dcd5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23dcd5" officeooo:paragraph-rsid="0023dcd5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paragraph-rsid="0023dcd5"/>
    </style:style>
    <style:style style:name="P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c4912" officeooo:paragraph-rsid="001c4912"/>
    </style:style>
    <style:style style:name="P1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17aeb" officeooo:paragraph-rsid="0023dcd5" style:font-size-asian="14pt" style:font-weight-asian="normal" style:font-size-complex="14pt" style:font-weight-complex="normal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23dcd5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rsid="0020992b" officeooo:paragraph-rsid="0020992b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bold" officeooo:rsid="001c4912" officeooo:paragraph-rsid="001c4912" style:font-weight-asian="bold" style:font-weight-complex="bold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bold" officeooo:rsid="001e9aa4" officeooo:paragraph-rsid="001e9aa4" style:font-weight-asian="bold" style:font-weight-complex="bold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bold" officeooo:rsid="0020992b" officeooo:paragraph-rsid="0020992b" style:font-weight-asian="bold" style:font-weight-complex="bold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size="10.5pt" fo:font-weight="normal" officeooo:paragraph-rsid="0023dcd5"/>
    </style:style>
    <style:style style:name="T1" style:family="text">
      <style:text-properties officeooo:rsid="001c4912"/>
    </style:style>
    <style:style style:name="T2" style:family="text">
      <style:text-properties officeooo:rsid="001e9aa4"/>
    </style:style>
    <style:style style:name="T3" style:family="text">
      <style:text-properties officeooo:rsid="0020992b"/>
    </style:style>
    <style:style style:name="T4" style:family="text">
      <style:text-properties fo:font-variant="normal" fo:text-transform="none" fo:color="#000000" style:font-name="monospace" fo:font-size="10.5pt" fo:letter-spacing="normal" fo:font-style="normal"/>
    </style:style>
    <style:style style:name="T5" style:family="text">
      <style:text-properties fo:font-variant="normal" fo:text-transform="none" fo:color="#000000" style:font-name="monospace" fo:font-size="10.5pt" fo:letter-spacing="normal" fo:font-style="normal" officeooo:rsid="0023dcd5"/>
    </style:style>
    <style:style style:name="T6" style:family="text">
      <style:text-properties fo:font-variant="normal" fo:text-transform="none" fo:color="#000000" style:font-name="monospace" fo:letter-spacing="normal" fo:font-style="normal"/>
    </style:style>
    <style:style style:name="T7" style:family="text">
      <style:text-properties officeooo:rsid="0022fd53"/>
    </style:style>
    <style:style style:name="T8" style:family="text">
      <style:text-properties officeooo:rsid="0023dcd5"/>
    </style:style>
    <style:style style:name="T9" style:family="text">
      <style:text-properties officeooo:rsid="0023dcd5" style:font-size-asian="14pt" style:font-weight-asian="normal" style:font-size-complex="14pt" style:font-weight-complex="normal"/>
    </style:style>
    <style:style style:name="T10" style:family="text">
      <style:text-properties officeooo:rsid="00217aeb" style:font-size-asian="14pt" style:font-weight-asian="normal" style:font-size-complex="14pt" style:font-weight-complex="normal"/>
    </style:style>
    <style:style style:name="T11" style:family="text">
      <style:text-properties fo:font-weight="bold" officeooo:rsid="0023dcd5" style:font-weight-asian="bold" style:font-weight-complex="bold"/>
    </style:style>
    <style:style style:name="T12" style:family="text">
      <style:text-properties fo:font-weight="bold" officeooo:rsid="00217aeb" style:font-size-asian="14pt" style:font-weight-asian="bold" style:font-size-complex="14pt" style:font-weight-complex="bold"/>
    </style:style>
    <style:style style:name="T13" style:family="text">
      <style:text-properties fo:font-weight="bold" officeooo:rsid="0023dcd5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8"><text:span text:style-name="T12">Telcom </text:span><text:span text:style-name="T13">dataset</text:span><text:span text:style-name="T9"> has </text:span><text:span text:style-name="T4">2188 </text:span><text:span text:style-name="T5">rows and 21 variables.</text:span></text:p>
      <text:p text:style-name="P8"><text:span text:style-name="T4"><text:s/></text:span></text:p>
      <text:p text:style-name="P5">Variables of the data set are :</text:p>
      <text:p text:style-name="P7"/>
      <text:p text:style-name="P10">state <text:s text:c="20"/></text:p>
      <text:p text:style-name="P11">account length <text:s text:c="13"/></text:p>
      <text:p text:style-name="P11">area code <text:s text:c="17"/></text:p>
      <text:p text:style-name="P11">phone number <text:s text:c="14"/></text:p>
      <text:p text:style-name="P11">international plan <text:s text:c="8"/></text:p>
      <text:p text:style-name="P11">voice mail plan <text:s text:c="11"/></text:p>
      <text:p text:style-name="P11">number vmail messages <text:s text:c="6"/></text:p>
      <text:p text:style-name="P11">total day minutes <text:s text:c="8"/></text:p>
      <text:p text:style-name="P11">total day calls <text:s text:c="12"/></text:p>
      <text:p text:style-name="P11">total day charge <text:s text:c="9"/></text:p>
      <text:p text:style-name="P11">total eve minutes <text:s text:c="8"/></text:p>
      <text:p text:style-name="P11">total eve calls <text:s text:c="10"/></text:p>
      <text:p text:style-name="P11">total eve charge <text:s text:c="9"/></text:p>
      <text:p text:style-name="P11">total night minutes <text:s text:c="6"/></text:p>
      <text:p text:style-name="P11">total night calls <text:s text:c="10"/></text:p>
      <text:p text:style-name="P11">total night charge <text:s text:c="7"/></text:p>
      <text:p text:style-name="P11">total intl minutes <text:s text:c="7"/></text:p>
      <text:p text:style-name="P11">total intl calls <text:s text:c="11"/></text:p>
      <text:p text:style-name="P11">total intl charge <text:s text:c="8"/></text:p>
      <text:p text:style-name="P11">customer service calls <text:s text:c="5"/></text:p>
      <text:p text:style-name="P12">churn <text:s/></text:p>
      <text:p text:style-name="P12"/>
      <text:p text:style-name="P12"><text:span text:style-name="T11">Problem Statement </text:span><text:span text:style-name="T8">: Algorithm should classify who will churn </text:span><text:s/></text:p>
      <text:p text:style-name="P17"><text:span text:style-name="T6"/></text:p>
      <text:p text:style-name="P4">Result of Different Classifiers :</text:p>
      <text:p text:style-name="P6"/>
      <text:p text:style-name="P1"/>
      <text:p text:style-name="P2">Decision Tree :</text:p>
      <text:p text:style-name="P1"/>
      <text:p text:style-name="P9">Accuracy <text:s/>= 87.06 %</text:p>
      <text:p text:style-name="P11">F1 score <text:s/><text:span text:style-name="T1">= 38.84 %</text:span></text:p>
      <text:p text:style-name="P11">Recall <text:s text:c="3"/><text:span text:style-name="T1">= 39.13 %</text:span></text:p>
      <text:p text:style-name="P11">Precision <text:span text:style-name="T1">= 38.57 %</text:span></text:p>
      <text:p text:style-name="P11"/>
      <text:p text:style-name="P14">Random Forest :</text:p>
      <text:p text:style-name="P1"/>
      <text:p text:style-name="P9">Accuracy <text:s/>= 92.99%</text:p>
      <text:p text:style-name="P11">F1 score <text:s/><text:span text:style-name="T1">= 5 %</text:span></text:p>
      <text:p text:style-name="P11">Recall <text:s text:c="3"/><text:span text:style-name="T1">= 35.38 %</text:span></text:p>
      <text:p text:style-name="P11">Precision <text:span text:style-name="T1">= 85.18%</text:span></text:p>
      <text:p text:style-name="P11"/>
      <text:p text:style-name="P15">Knaive Bayes :</text:p>
      <text:p text:style-name="P1"/>
      <text:p text:style-name="P9">Accuracy <text:s/><text:span text:style-name="T2">= 87.25 %</text:span></text:p>
      <text:p text:style-name="P11">F1 score <text:s/><text:span text:style-name="T2">= 44.44 %</text:span></text:p>
      <text:p text:style-name="P11">Recall <text:s text:c="3"/><text:span text:style-name="T2">= 34.34 %</text:span></text:p>
      <text:p text:style-name="P11">Precision <text:span text:style-name="T2">= 62.96 %</text:span></text:p>
      <text:p text:style-name="P11"/>
      <text:p text:style-name="P15">KNN </text:p>
      <text:p text:style-name="P1"/>
      <text:p text:style-name="P9">Accuracy <text:span text:style-name="T2">= 88.88%</text:span></text:p>
      <text:p text:style-name="P11">F1 score <text:s/><text:span text:style-name="T2">= 9.87%</text:span></text:p>
      <text:p text:style-name="P11">Recall <text:s text:c="3"/><text:span text:style-name="T2">= 5.33%</text:span></text:p>
      <text:p text:style-name="P11"><text:soft-page-break/>Precision <text:span text:style-name="T2">= 66.66%</text:span></text:p>
      <text:p text:style-name="P11"/>
      <text:p text:style-name="P15">Logistic Regression</text:p>
      <text:p text:style-name="P11"/>
      <text:p text:style-name="P11">Accuracy <text:span text:style-name="T3">= 91.32%</text:span></text:p>
      <text:p text:style-name="P11">F1 score <text:span text:style-name="T3">= 32.94%</text:span></text:p>
      <text:p text:style-name="P11">Recall <text:s text:c="2"/><text:span text:style-name="T3">= 20.58%</text:span></text:p>
      <text:p text:style-name="P11">Precision<text:span text:style-name="T3">= 82.35%</text:span></text:p>
      <text:p text:style-name="P11"/>
      <text:p text:style-name="P16">SVM </text:p>
      <text:p text:style-name="P13"/>
      <text:p text:style-name="P13">Accuracy = 76.25%</text:p>
      <text:p text:style-name="P11">F1 score <text:span text:style-name="T3">= </text:span>36.06%</text:p>
      <text:p text:style-name="P11">Recall <text:s text:c="2"/><text:span text:style-name="T3">= </text:span>64.70%</text:p>
      <text:p text:style-name="P11">Precision<text:span text:style-name="T3">= 25%</text:span></text:p>
      <text:p text:style-name="P13"/>
      <text:p text:style-name="Text_20_body"><text:line-break/></text:p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4:50:25.796296931</meta:creation-date>
    <dc:date>2018-09-04T15:49:52.710395465</dc:date>
    <meta:editing-duration>PT7M3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2" meta:paragraph-count="57" meta:word-count="183" meta:character-count="1212" meta:non-whitespace-character-count="834"/>
  </office:meta>
</office:document-meta>
</file>